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C000008700032915EEDE196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fill-color="#ed1c24" draw:textarea-horizontal-align="justify" draw:textarea-vertical-align="middle" draw:auto-grow-height="false" fo:min-height="15.5cm" fo:min-width="9.5cm"/>
    </style:style>
    <style:style style:name="gr2" style:family="graphic" style:parent-style-name="standard">
      <style:graphic-properties draw:fill-color="#21409a" draw:textarea-horizontal-align="justify" draw:textarea-vertical-align="middle" draw:auto-grow-height="false" fo:min-height="15.5cm" fo:min-width="9.5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771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opacity="100%" draw:textarea-horizontal-align="left" draw:auto-grow-height="true" draw:auto-grow-width="false" fo:min-height="2.216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5cm" fo:min-width="0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0.184cm" fo:min-width="0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75cm" fo:min-width="9.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left" draw:auto-grow-height="true" draw:auto-grow-width="false" fo:min-height="1.116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5cm" fo:min-width="0cm"/>
    </style:style>
    <style:style style:name="gr11" style:family="graphic" style:parent-style-name="standard">
      <style:graphic-properties draw:stroke="solid" svg:stroke-color="#000000" draw:fill-color="#fff200" draw:textarea-horizontal-align="justify" draw:textarea-vertical-align="middle" draw:auto-grow-height="false" fo:min-height="0.35cm" fo:min-width="0.5cm"/>
    </style:style>
    <style:style style:name="gr12" style:family="graphic" style:parent-style-name="standard">
      <style:graphic-properties draw:textarea-horizontal-align="justify" draw:textarea-vertical-align="middle" draw:auto-grow-height="false" fo:min-height="3.922cm" fo:min-width="3.744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6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65cm" fo:min-width="5.5cm"/>
    </style:style>
    <style:style style:name="gr15" style:family="graphic" style:parent-style-name="standard">
      <style:graphic-properties draw:fill-color="#fff685" draw:textarea-horizontal-align="justify" draw:textarea-vertical-align="middle" draw:auto-grow-height="false" fo:min-height="0.67cm" fo:min-width="0.4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64cm" fo:min-width="0.9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21409a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5pt" fo:font-weight="bold" style:font-size-asian="45pt" style:font-weight-asian="bold" style:font-size-complex="45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 draw:opacity="100%"/>
      <style:text-properties fo:color="#ffffff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50pt" style:font-size-asian="150pt" style:font-size-complex="150pt"/>
    </style:style>
    <style:style style:name="P8" style:family="paragraph">
      <loext:graphic-properties draw:fill-color="#fff200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  <style:text-properties fo:color="#000000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f685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loext:graphic-properties draw:fill="none" draw:fill-color="#ffffff"/>
    </style:style>
    <style:style style:name="T1" style:family="text">
      <style:text-properties fo:color="#ffffff" fo:font-size="45pt" fo:font-weight="bold" style:font-size-asian="45pt" style:font-weight-asian="bold" style:font-size-complex="45pt" style:font-weight-complex="bold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150pt" style:font-size-asian="150pt" style:font-size-complex="150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666666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00000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5.75cm" svg:x="18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cm" svg:height="2.055cm" svg:x="0.5cm" svg:y="2cm">
          <draw:text-box>
            <text:p><text:span text:style-name="T1">Брюс Ли</text:span></text:p>
          </draw:text-box>
        </draw:frame>
        <draw:frame draw:style-name="gr4" draw:text-style-name="P5" draw:layer="layout" svg:width="9cm" svg:height="2.5cm" svg:x="19cm" svg:y="2cm">
          <draw:text-box>
            <text:p text:style-name="P4"><text:span text:style-name="T2">Чак Норрис</text:span></text:p>
          </draw:text-box>
        </draw:frame>
        <draw:frame draw:style-name="gr5" draw:text-style-name="P7" draw:layer="layout" svg:width="4cm" svg:height="7.005cm" svg:x="2.5cm" svg:y="6cm">
          <draw:text-box>
            <text:p text:style-name="P6"><text:span text:style-name="T3">8</text:span></text:p>
          </draw:text-box>
        </draw:frame>
        <draw:frame draw:style-name="gr5" draw:text-style-name="P7" draw:layer="layout" svg:width="4cm" svg:height="7.005cm" svg:x="21.5cm" svg:y="5.995cm">
          <draw:text-box>
            <text:p text:style-name="P6"><text:span text:style-name="T3">4</text:span></text:p>
          </draw:text-box>
        </draw:frame>
        <draw:custom-shape draw:style-name="gr6" draw:text-style-name="P8" draw:layer="layout" svg:width="1.4cm" svg:height="1.3cm" svg:x="1cm" svg:y="11.7cm">
          <text:p text:style-name="P6"><text:span text:style-name="T4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4cm" svg:height="1.3cm" svg:x="2.6cm" svg:y="11.7cm">
          <text:p text:style-name="P6"><text:span text:style-name="T4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4cm" svg:height="1.3cm" svg:x="20cm" svg:y="11.7cm">
          <text:p text:style-name="P6"><text:span text:style-name="T4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10cm" svg:height="4cm" svg:x="9cm" svg:y="1cm">
          <text:p text:style-name="P6"><text:span text:style-name="T5">01:37.652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0cm" svg:height="10.019cm" svg:x="9cm" svg:y="5cm">
          <draw:image xlink:href="Pictures/100000000000086C000008700032915EEDE196B5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0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5.75cm" svg:x="18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9cm" svg:height="1.4cm" svg:x="0.5cm" svg:y="2cm">
          <draw:text-box>
            <text:p><text:span text:style-name="T6">Брюс Ли</text:span></text:p>
          </draw:text-box>
        </draw:frame>
        <draw:frame draw:style-name="gr10" draw:text-style-name="P7" draw:layer="layout" svg:width="4cm" svg:height="6.165cm" svg:x="3.3cm" svg:y="4cm">
          <draw:text-box>
            <text:p text:style-name="P6"><text:span text:style-name="T3">8</text:span></text:p>
          </draw:text-box>
        </draw:frame>
        <draw:custom-shape draw:style-name="gr11" draw:text-style-name="P8" draw:layer="layout" svg:width="2cm" svg:height="1.8cm" svg:x="4cm" svg:y="10.2cm">
          <text:p text:style-name="P6"><text:span text:style-name="T4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0" draw:layer="layout" svg:width="9cm" svg:height="1.4cm" svg:x="18.5cm" svg:y="2cm">
          <draw:text-box>
            <text:p><text:span text:style-name="T6">Чак Норрис</text:span></text:p>
          </draw:text-box>
        </draw:frame>
        <draw:frame draw:style-name="gr10" draw:text-style-name="P7" draw:layer="layout" svg:width="4cm" svg:height="6.165cm" svg:x="21.2cm" svg:y="4cm">
          <draw:text-box>
            <text:p text:style-name="P6"><text:span text:style-name="T3">4</text:span></text:p>
          </draw:text-box>
        </draw:frame>
        <draw:custom-shape draw:style-name="gr11" draw:text-style-name="P8" draw:layer="layout" svg:width="2cm" svg:height="1.8cm" svg:x="22cm" svg:y="10.2cm">
          <text:p text:style-name="P6"><text:span text:style-name="T4">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2" draw:layer="layout" svg:width="6cm" svg:height="5.9cm" svg:x="11cm" svg:y="6cm">
          <text:p text:style-name="P11"><text:span text:style-name="T7">Старт время</text:span></text:p>
          <text:p text:style-name="P11"><text:span text:style-name="T8">Стоп врем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6.9cm" svg:height="2cm" svg:x="10.6cm" svg:y="1cm">
          <text:p text:style-name="P6"><text:span text:style-name="T9">Начать бой</text:span></text:p>
          <text:p text:style-name="P6"><text:span text:style-name="T10">Закончить бой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6cm" svg:height="1.9cm" svg:x="11cm" svg:y="3.5cm">
          <text:p text:style-name="P6"><text:span text:style-name="T11">01:37,652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3cm" svg:height="1.3cm" svg:x="2.3cm" svg:y="10.3cm">
          <text:p text:style-name="P6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3cm" svg:height="1.3cm" svg:x="24.4cm" svg:y="10.3cm">
          <text:p text:style-name="P6"><text:span text:style-name="T13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3cm" svg:height="1.3cm" svg:x="20.3cm" svg:y="10.3cm">
          <text:p text:style-name="P6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3cm" svg:height="1.3cm" svg:x="6.4cm" svg:y="10.3cm">
          <text:p text:style-name="P6"><text:span text:style-name="T13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2cm" svg:x="1cm" svg:y="6cm">
          <text:p text:style-name="P6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2cm" svg:x="7cm" svg:y="6cm">
          <text:p text:style-name="P6"><text:span text:style-name="T12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2cm" svg:x="19cm" svg:y="6cm">
          <text:p text:style-name="P6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2cm" svg:x="25cm" svg:y="6cm">
          <text:p text:style-name="P6"><text:span text:style-name="T12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.979cm" svg:height="0.962cm" svg:x="13cm" svg:y="14.3cm">
          <draw:text-box>
            <text:p>1 сек</text:p>
          </draw:text-box>
        </draw:frame>
        <draw:frame draw:style-name="gr17" draw:text-style-name="P17" draw:layer="layout" svg:width="2.331cm" svg:height="0.962cm" svg:x="12.801cm" svg:y="13.3cm">
          <draw:text-box>
            <text:p>10 сек</text:p>
          </draw:text-box>
        </draw:frame>
        <draw:frame draw:style-name="gr17" draw:text-style-name="P17" draw:layer="layout" svg:width="2.174cm" svg:height="0.962cm" svg:x="12.902cm" svg:y="12.3cm">
          <draw:text-box>
            <text:p>1 мин</text:p>
          </draw:text-box>
        </draw:frame>
        <draw:custom-shape draw:style-name="gr18" draw:text-style-name="P6" draw:layer="layout" svg:width="0.8cm" svg:height="0.8cm" svg:x="11.7cm" svg:y="14.4cm">
          <text:p text:style-name="P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8cm" svg:height="0.8cm" svg:x="11.701cm" svg:y="13.401cm">
          <text:p text:style-name="P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8cm" svg:height="0.8cm" svg:x="11.702cm" svg:y="12.402cm">
          <text:p text:style-name="P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8cm" svg:height="0.8cm" svg:x="15.503cm" svg:y="12.403cm">
          <text:p text:style-name="P6">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8cm" svg:height="0.8cm" svg:x="15.504cm" svg:y="13.404cm">
          <text:p text:style-name="P6">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8cm" svg:height="0.8cm" svg:x="15.505cm" svg:y="14.405cm">
          <text:p text:style-name="P6">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9:36:21.987000000</meta:creation-date>
    <dc:date>2018-12-08T23:26:29.082000000</dc:date>
    <meta:editing-duration>PT36M47S</meta:editing-duration>
    <meta:editing-cycles>5</meta:editing-cycles>
    <meta:generator>LibreOffice/6.0.7.3$Windows_X86_64 LibreOffice_project/dc89aa7a9eabfd848af146d5086077aeed2ae4a5</meta:generator>
    <meta:document-statistic meta:object-count="39"/>
  </office:meta>
</office:document-meta>
</file>